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444444" style:font-name="Open Sans" fo:font-size="9.89999961853027pt" fo:letter-spacing="normal" fo:font-style="normal" fo:font-weight="normal"/>
    </style:style>
    <style:style style:name="P2"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3" style:family="paragraph" style:parent-style-name="Text_20_body" style:list-style-name="L2">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style>
    <style:style style:name="P4" style:family="paragraph" style:parent-style-name="Text_20_body">
      <style:paragraph-properties fo:text-align="justify" style:justify-single-word="false"/>
      <style:text-properties fo:font-variant="normal" fo:text-transform="none" fo:color="#000000" style:font-name="Roboto" fo:font-size="9.89999961853027pt" fo:letter-spacing="normal" fo:language="ru" fo:country="RU" fo:font-style="normal" fo:font-weight="normal" style:language-asian="zxx" style:country-asian="none" style:language-complex="zxx" style:country-complex="none"/>
    </style:style>
    <style:style style:name="P5" style:family="paragraph" style:parent-style-name="Text_20_body">
      <style:text-properties fo:color="#009900" style:font-name="Roboto" fo:language="ru" fo:country="RU"/>
    </style:style>
    <style:style style:name="P6" style:family="paragraph" style:parent-style-name="Text_20_body">
      <style:text-properties style:font-name="Roboto" fo:language="ru" fo:country="RU"/>
    </style:style>
    <style:style style:name="P7" style:family="paragraph" style:parent-style-name="Text_20_body" style:list-style-name="L1">
      <style:text-properties style:font-name="Roboto" fo:language="ru" fo:country="RU"/>
    </style:style>
    <style:style style:name="P8" style:family="paragraph" style:parent-style-name="Heading_20_1">
      <style:text-properties style:font-name="Roboto"/>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2">
      <style:text-properties style:font-name="Roboto"/>
    </style:style>
    <style:style style:name="P12" style:family="paragraph" style:parent-style-name="Heading_20_2">
      <style:paragraph-properties fo:margin-top="0.423cm" fo:margin-bottom="0.212cm" fo:keep-with-next="always"/>
      <style:text-properties style:font-name="Roboto" fo:language="zxx" fo:country="none" style:font-name-asian="Andale Sans UI" style:language-asian="zxx" style:country-asian="none" style:font-name-complex="Tahoma" style:language-complex="zxx" style:country-complex="none"/>
    </style:style>
    <style:style style:name="T1" style:family="text">
      <style:text-properties fo:language="en" fo:country="US"/>
    </style:style>
    <style:style style:name="T2" style:family="text">
      <style:text-properties style:font-name="Robot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9">Мебель<text:tab/>1</text:p>
          <text:p text:style-name="P9">Зеркало<text:tab/>1</text:p>
          <text:p text:style-name="P10">Кривые зеркала<text:tab/>1</text:p>
          <text:p text:style-name="P10">Фацетные зеркала<text:tab/>2</text:p>
          <text:p text:style-name="P10">Зеркала с еврокромкой<text:tab/>2</text:p>
          <text:p text:style-name="P9">Стекло<text:tab/>2</text:p>
          <text:p text:style-name="P9">Услуги<text:tab/>3</text:p>
          <text:p text:style-name="P9">Преимущества<text:tab/>3</text:p>
        </text:index-body>
      </text:table-of-content>
      <text:h text:style-name="Heading_20_1" text:outline-level="1"><text:span text:style-name="T2">Мебель</text:span></text:h>
      <text:h text:style-name="P8" text:outline-level="1">Зеркало</text:h>
      <text:h text:style-name="P11" text:outline-level="2">Кривые зеркала</text:h>
      <text:p text:style-name="P2">Кривые зеркала специально изготавливаются так, чтобы их отражающая поверхность была изогнутой. В результате кривое зеркало показывает искаженное изображение. </text:p>
      <text:p text:style-name="P2">Область применения кривых зеркал ограничивается лишь фантазией: это могут быть комнаты смеха или дизайнерские решения в интерьере. Кривые зеркала используют в качестве средства привлечения внимания и поднятия настроения покупателям в магазинах. Без кривых зеркал не обходится уже практически ни одна примерочная кабинка в магазине: совсем чуть-чуть искривленное зеркало визуально вытягивает фигуру, делая её более стройной. </text:p>
      <text:p text:style-name="P2">Современные кривые зеркала изготавливают из акрила. Акриловые кривые зеркала обладают целым рядом преимуществ по сравнению с традиционными стеклянными зеркалами: </text:p>
      <text:list xml:id="list7269948428621616127" text:style-name="L2">
        <text:list-item>
          <text:p text:style-name="P3">Основание не подвержено воздействию влаги и перепадам температур. Так можно разместить кривое зеркало на улице. </text:p>
        </text:list-item>
        <text:list-item>
          <text:p text:style-name="P3">Акрил значительно легче стекла. </text:p>
        </text:list-item>
        <text:list-item>
          <text:p text:style-name="P3">Акриловое кривое зеркало практически невозможно разбить, оно очень стойкое к внешним воздействиям.</text:p>
        </text:list-item>
        <text:list-item>
          <text:p text:style-name="P3">Цветное основание зеркала позволит воплотить в жизнь самые креативные дизайнерские идеи.</text:p>
        </text:list-item>
      </text:list>
      <text:p text:style-name="P2">Изготовление кривых зеркал - непростая задача для специалистов. Сначала производятся расчеты для определения геометрии отражающей поверхности кривого зеркала, для получения необходимого оптического эффекта. Затем изготавливается отражающая поверхность с заданными параметрами искривления. На этом этапе особенно важно соблюдать температурный режим вплоть до десятых долей градуса, иначе будущее зеркало или треснет или оптический эффект получится не таким, как нужно. На полученную поверхность наносится отражающий слой, а не него - несколько слоёв защиты от механических и химических повреждений. </text:p>
      <text:p text:style-name="P2">Заказать кривое зеркало, специально спроектированное для Ваших нужд, можно в нашей компании. Позвоните нам, или оставьте заявку на звонок, и наши специалисты подберут для Вас наилучшее решение. </text:p>
      <text:p text:style-name="P2">Наше производственное оборудование позволяет изготовить кривые зеркала любой конфигурации. Размеры кривых зеркал — от __ до __. </text:p>
      <text:p text:style-name="P2">Производство одной зеркальной поверхности размерами ____ занимает в среднем ___ дня.</text:p>
      <text:p text:style-name="P2">Примеры наших работ:</text:p>
      <text:p text:style-name="P2"><text:soft-page-break/>Цены:</text:p>
      <text:h text:style-name="P12" text:outline-level="2">Фацетные зеркала</text:h>
      <text:p text:style-name="P2">Термин «фацет» означает «ограненная плоскость». Фацетное зеркало — это зеркало с гранеными, скошенными краями.</text:p>
      <text:p text:style-name="P2">Сегодня фацетные зеркала — современная и популярная тенденция в дизайне интерьеров. Фацетные зеркала используют для создания оригинальных элементов декора, фацетными зеркалами можно украсить как небольшой участок стены, так и создать целые зеркальные панно. Фацетные зеркала в современном интерьере подчеркивают минимализм пространства. Грамотно размещенное зеркало визуально увеличит пространство и добавит освещенности там, где естественных источников света недостаточно.</text:p>
      <text:p text:style-name="P2">Фацетная огранка зеркал оригинально смотрится в интерьере, поэтому зачастую фацетные зеркала и их комбинации часто используют без рамки. Также выигрышно смотрятся объемные 3D зеркала, каждая грань которых дополнительно имеет фацетную огранку.</text:p>
      <text:p text:style-name="P2">Фацетная обработка кромки бывает двух основных типов: прямолинейная и криволинейная обработка. При прямолинейной обработке выполняется прямой срез под углом к основной плоскости, длинна среза варьируется от 3 до 40 мм. Криволинейный фацет используется для создания зеркал округлых и нестандартных форм.</text:p>
      <text:p text:style-name="P4">Обработка зеркал и стекла фацетом производится при помощи высокотехнологичных станков, которые с высокой точностью срезают фаску со стекла под необходимым углом и одновременно шлифуют срезанную поверхность.</text:p>
      <text:p text:style-name="P2">Примеры наших работ: </text:p>
      <text:p text:style-name="P2">Цены:</text:p>
      <text:p text:style-name="P2">Фацетные зеркала в интерьере:</text:p>
      <text:h text:style-name="P12" text:outline-level="2">Зеркала с еврокромкой</text:h>
      <text:p text:style-name="P2">Еврокромка — это более простой, по сравнению с фацетной огранкой, способ обработки краев стекла и зеркал. Обработка еврокромкой — это простая шлифовка и полировка краев зеркала после нарезки. </text:p>
      <text:p text:style-name="P2">Простая обработка краев стекла еврокромкой производится в два этапа: </text:p>
      <text:p text:style-name="P2">Шлифовка краев зеркала — в результате <text:s/>край становится шероховатым и матовым, но уже абсолютно безопасным. </text:p>
      <text:p text:style-name="P2">Полировка краев — торцы зеркала или стекла становятся прозрачными.</text:p>
      <text:p text:style-name="P2">Обработать еврокромкой может быть прямолинейной или криволинейной. Форма профиля обрабатываемых срезов может быть самая разнообразная.</text:p>
      <text:p text:style-name="P2">У нас Вы можете заказать зеркала любой формы и назначения с обработкой краев еврокромкой.</text:p>
      <text:p text:style-name="P2">Еврокромка — дополнительные фото:</text:p>
      <text:p text:style-name="P2">Цены: </text:p>
      <text:h text:style-name="P12" text:outline-level="2">Состаренные зеркала</text:h>
      <text:p text:style-name="P2">Винтаж и старинные изделия прочно вошли в моду не только в одежде и аксессуарах, но и в дизайне помещений. Особой популярностью у дизайнеров пользуются состаренные зеркала. Они одинаково хорошо впишутся как в современный лофт, так и <text:s/>более изысканные интерьерные решения. </text:p>
      <text:p text:style-name="P2">Купить действительно старинное зеркало решится далеко не каждый. Во-первых старинные зеркала, как и другой антиквариат, стоят весьма недешево. Во-вторых со старинными зеркалами связано <text:soft-page-break/>множество поверий и предрассудков.</text:p>
      <text:p text:style-name="P2">Но если вы хотите видеть в Вашем интерьере старинное зеркало, то лучшее решение — искусственно состаренное зеркало. </text:p>
      <text:p text:style-name="P2">Характерный эффект на состаренном зеркале достигается путем химического <text:s/>травления и иногда — механической обработки зеркальной поверхности. Рисунок, дающий эффект старины (пятна, потертости, микротрещины) для каждого зеркала получаются уникальными.</text:p>
      <text:p text:style-name="P2">Наше оборудование позволяет выбрать глубину и интенсивность эффекта состаривания. Также можно изготовить зеркало с различными эффектами самой отражающей поверхности: размытие, искажение, цветовой тон.</text:p>
      <text:p text:style-name="P2">В нашей компании Вы можете заказать состаренное зеркало любой формы и размера. При необходимости мы подберем подходящий багет, а также выполним монтажные работы. Заказывая состаренное зеркало у нас, Вы получите уникальное изделие. Наши опытные специалисты могут создать самые разнообразные рисунки и эффекты, подходящие именно Вашему интерьеру.</text:p>
      <text:p text:style-name="P2">Примеры наших работ: </text:p>
      <text:p text:style-name="P2">Состаренные зеркала в интерьере:</text:p>
      <text:p text:style-name="P2"/>
      <text:h text:style-name="P8" text:outline-level="1">Стекло</text:h>
      <text:p text:style-name="P5"><text:span text:style-name="T1"/></text:p>
      <text:p text:style-name="P6"/>
      <text:h text:style-name="P8" text:outline-level="1">Услуги</text:h>
      <text:p text:style-name="P5">Обработка стекла и зеркал</text:p>
      <text:p text:style-name="P5">Пескоструйная обработка</text:p>
      <text:p text:style-name="P5">Нанесение пленки на стекло</text:p>
      <text:p text:style-name="P5">Закалка стекла</text:p>
      <text:p text:style-name="P5">УФ склейка</text:p>
      <text:h text:style-name="P8" text:outline-level="1">Преимущества</text:h>
      <text:list xml:id="list6169458877761280193" text:style-name="L1">
        <text:list-item>
          <text:p text:style-name="P7">Собственное производство</text:p>
        </text:list-item>
        <text:list-item>
          <text:p text:style-name="P7">Команда профессионалов</text:p>
        </text:list-item>
        <text:list-item>
          <text:p text:style-name="P7">Любовь к своему делу</text:p>
        </text:list-item>
      </text:list>
      <text:p text:style-name="P6"/>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 Sans" svg:font-family="'Open Sans'"/>
    <style:font-face style:name="OpenSymbol" svg:font-family="OpenSymbol"/>
    <style:font-face style:name="San Francisco" svg:font-family="'San Francisco', Helvetica, Arial, Tahoma, Verdana, sans-serif"/>
    <style:font-face style:name="Tahoma1" svg:font-family="Tahoma"/>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9H38M51S</meta:editing-duration>
    <meta:editing-cycles>22</meta:editing-cycles>
    <meta:generator>OpenOffice/4.1.3$Unix OpenOffice.org_project/413m1$Build-9783</meta:generator>
    <dc:date>2017-05-10T11:56:13</dc:date>
    <dc:creator>Ксения Полякова</dc:creator>
    <meta:document-statistic meta:table-count="0" meta:image-count="0" meta:object-count="0" meta:page-count="3" meta:paragraph-count="64" meta:word-count="788" meta:character-count="6034"/>
    <meta:user-defined meta:name="Info 1"/>
    <meta:user-defined meta:name="Info 2"/>
    <meta:user-defined meta:name="Info 3"/>
    <meta:user-defined meta:name="Info 4"/>
  </office:meta>
</office:document-meta>
</file>